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 fo:font-size="15pt" style:font-size-asian="15pt" style:font-size-complex="15pt"/>
    </style:style>
    <style:style style:name="ce2" style:family="table-cell" style:parent-style-name="Default">
      <style:text-properties fo:color="#00a9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bf0041"/>
    </style:style>
    <style:style style:name="ce5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geo_resultsne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FOREST</text:p>
          </table:table-cell>
          <table:table-cell table:style-name="ce1" office:value-type="string" calcext:value-type="string">
            <text:p>RADIUS=3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SAMPLING=20</text:p>
          </table:table-cell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6097959183674" calcext:value-type="float">
            <text:p>0.996097959183674</text:p>
          </table:table-cell>
          <table:table-cell office:value-type="float" office:value="0.9993120731168" calcext:value-type="float">
            <text:p>0.9993120731168</text:p>
          </table:table-cell>
          <table:table-cell office:value-type="float" office:value="0.99770242757741" calcext:value-type="float">
            <text:p>0.99770242757741</text:p>
          </table:table-cell>
          <table:table-cell office:value-type="float" office:value="122106" calcext:value-type="float">
            <text:p>122106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0188679245283" calcext:value-type="float">
            <text:p>0.80188679245283</text:p>
          </table:table-cell>
          <table:table-cell office:value-type="float" office:value="0.415647921760391" calcext:value-type="float">
            <text:p>0.415647921760391</text:p>
          </table:table-cell>
          <table:table-cell office:value-type="float" office:value="0.547504025764895" calcext:value-type="float">
            <text:p>0.547504025764895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racy</text:p>
          </table:table-cell>
          <table:table-cell table:number-columns-repeated="3" office:value-type="float" office:value="0.9954280693762" calcext:value-type="float">
            <text:p>0.99542806937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ro</text:p>
          </table:table-cell>
          <table:table-cell office:value-type="float" office:value="0.898992375818252" calcext:value-type="float">
            <text:p>0.898992375818252</text:p>
          </table:table-cell>
          <table:table-cell office:value-type="float" office:value="0.707479997438596" calcext:value-type="float">
            <text:p>0.707479997438596</text:p>
          </table:table-cell>
          <table:table-cell office:value-type="float" office:value="0.772603226671153" calcext:value-type="float">
            <text:p>0.772603226671153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ghted</text:p>
          </table:table-cell>
          <table:table-cell office:value-type="float" office:value="0.994805577432463" calcext:value-type="float">
            <text:p>0.994805577432463</text:p>
          </table:table-cell>
          <table:table-cell office:value-type="float" office:value="0.9954280693762" calcext:value-type="float">
            <text:p>0.9954280693762</text:p>
          </table:table-cell>
          <table:table-cell office:value-type="float" office:value="0.99470657410142" calcext:value-type="float">
            <text:p>0.99470657410142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122022" calcext:value-type="float">
            <text:p>122022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Kappa=</text:p>
          </table:table-cell>
          <table:table-cell table:style-name="ce4" office:value-type="float" office:value="0.545438724977093" calcext:value-type="float">
            <text:p>0.545438724977093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VC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DIUS=3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SAMPLING=20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05765046542" calcext:value-type="float">
            <text:p>0.998805765046542</text:p>
          </table:table-cell>
          <table:table-cell office:value-type="float" office:value="0.997801874535248" calcext:value-type="float">
            <text:p>0.997801874535248</text:p>
          </table:table-cell>
          <table:table-cell office:value-type="float" office:value="122254" calcext:value-type="float">
            <text:p>122254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55660377358491" calcext:value-type="float">
            <text:p>0.655660377358491</text:p>
          </table:table-cell>
          <table:table-cell office:value-type="float" office:value="0.414925373134328" calcext:value-type="float">
            <text:p>0.414925373134328</text:p>
          </table:table-cell>
          <table:table-cell office:value-type="float" office:value="0.508226691042048" calcext:value-type="float">
            <text:p>0.508226691042048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racy</text:p>
          </table:table-cell>
          <table:table-cell table:number-columns-repeated="3" office:value-type="float" office:value="0.995623311965117" calcext:value-type="float">
            <text:p>0.9956233119651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ro</text:p>
          </table:table-cell>
          <table:table-cell office:value-type="float" office:value="0.826230188679245" calcext:value-type="float">
            <text:p>0.826230188679245</text:p>
          </table:table-cell>
          <table:table-cell office:value-type="float" office:value="0.706865569090435" calcext:value-type="float">
            <text:p>0.706865569090435</text:p>
          </table:table-cell>
          <table:table-cell office:value-type="float" office:value="0.753014282788648" calcext:value-type="float">
            <text:p>0.753014282788648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ghted</text:p>
          </table:table-cell>
          <table:table-cell office:value-type="float" office:value="0.994940610888274" calcext:value-type="float">
            <text:p>0.994940610888274</text:p>
          </table:table-cell>
          <table:table-cell office:value-type="float" office:value="0.995623311965117" calcext:value-type="float">
            <text:p>0.995623311965117</text:p>
          </table:table-cell>
          <table:table-cell office:value-type="float" office:value="0.995133434092857" calcext:value-type="float">
            <text:p>0.995133434092857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122108" calcext:value-type="float">
            <text:p>122108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Kappa=</text:p>
          </table:table-cell>
          <table:table-cell table:style-name="ce4" office:value-type="float" office:value="0.506140181662561" calcext:value-type="float">
            <text:p>0.506140181662561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FOREST</text:p>
          </table:table-cell>
          <table:table-cell table:style-name="ce1" office:value-type="string" calcext:value-type="string">
            <text:p>RADIUS=3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SAMPLING=5</text:p>
          </table:table-cell>
          <table:table-cell table:style-name="ce1"/>
          <table:table-cell table:style-name="ce2"/>
          <table:table-cell/>
        </table:table-row>
        <table:table-row table:style-name="ro2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88236734693878" calcext:value-type="float">
            <text:p>0.988236734693878</text:p>
          </table:table-cell>
          <table:table-cell office:value-type="float" office:value="0.999603656270901" calcext:value-type="float">
            <text:p>0.999603656270901</text:p>
          </table:table-cell>
          <table:table-cell office:value-type="float" office:value="0.993887696166366" calcext:value-type="float">
            <text:p>0.993887696166366</text:p>
          </table:table-cell>
          <table:table-cell office:value-type="float" office:value="121107" calcext:value-type="float">
            <text:p>121107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86792452830189" calcext:value-type="float">
            <text:p>0.886792452830189</text:p>
          </table:table-cell>
          <table:table-cell office:value-type="float" office:value="0.206934507429829" calcext:value-type="float">
            <text:p>0.206934507429829</text:p>
          </table:table-cell>
          <table:table-cell office:value-type="float" office:value="0.335564480142793" calcext:value-type="float">
            <text:p>0.335564480142793</text:p>
          </table:table-cell>
          <table:table-cell office:value-type="float" office:value="1817" calcext:value-type="float">
            <text:p>18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racy</text:p>
          </table:table-cell>
          <table:table-cell table:number-columns-repeated="3" office:value-type="float" office:value="0.987886824379291" calcext:value-type="float">
            <text:p>0.9878868243792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ro</text:p>
          </table:table-cell>
          <table:table-cell office:value-type="float" office:value="0.937514593762033" calcext:value-type="float">
            <text:p>0.937514593762033</text:p>
          </table:table-cell>
          <table:table-cell office:value-type="float" office:value="0.603269081850365" calcext:value-type="float">
            <text:p>0.603269081850365</text:p>
          </table:table-cell>
          <table:table-cell office:value-type="float" office:value="0.66472608815458" calcext:value-type="float">
            <text:p>0.66472608815458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ghted</text:p>
          </table:table-cell>
          <table:table-cell office:value-type="float" office:value="0.986737236954247" calcext:value-type="float">
            <text:p>0.986737236954247</text:p>
          </table:table-cell>
          <table:table-cell office:value-type="float" office:value="0.987886824379291" calcext:value-type="float">
            <text:p>0.987886824379291</text:p>
          </table:table-cell>
          <table:table-cell office:value-type="float" office:value="0.98415669747193" calcext:value-type="float">
            <text:p>0.98415669747193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121059" calcext:value-type="float">
            <text:p>12105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1441" calcext:value-type="float">
            <text:p>1441</text:p>
          </table:table-cell>
          <table:table-cell table:style-name="ce3" office:value-type="float" office:value="376" calcext:value-type="float">
            <text:p>37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Kappa=</text:p>
          </table:table-cell>
          <table:table-cell table:style-name="ce4" office:value-type="float" office:value="0.331827153458465" calcext:value-type="float">
            <text:p>0.33182715345846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VC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DIUS=3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SAMPLING=5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2367346938776" calcext:value-type="float">
            <text:p>0.992367346938776</text:p>
          </table:table-cell>
          <table:table-cell office:value-type="float" office:value="0.999465592370303" calcext:value-type="float">
            <text:p>0.999465592370303</text:p>
          </table:table-cell>
          <table:table-cell office:value-type="float" office:value="0.995903821734322" calcext:value-type="float">
            <text:p>0.995903821734322</text:p>
          </table:table-cell>
          <table:table-cell office:value-type="float" office:value="121630" calcext:value-type="float">
            <text:p>121630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46698113207547" calcext:value-type="float">
            <text:p>0.846698113207547</text:p>
          </table:table-cell>
          <table:table-cell office:value-type="float" office:value="0.277434312210201" calcext:value-type="float">
            <text:p>0.277434312210201</text:p>
          </table:table-cell>
          <table:table-cell office:value-type="float" office:value="0.417927823050058" calcext:value-type="float">
            <text:p>0.417927823050058</text:p>
          </table:table-cell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racy</text:p>
          </table:table-cell>
          <table:table-cell table:number-columns-repeated="3" office:value-type="float" office:value="0.99186489212847" calcext:value-type="float">
            <text:p>0.991864892128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919532730073161" calcext:value-type="float">
            <text:p>0.919532730073161</text:p>
          </table:table-cell>
          <table:table-cell office:value-type="float" office:value="0.638449952290252" calcext:value-type="float">
            <text:p>0.638449952290252</text:p>
          </table:table-cell>
          <table:table-cell office:value-type="float" office:value="0.70691582239219" calcext:value-type="float">
            <text:p>0.70691582239219</text:p>
          </table:table-cell>
          <table:table-cell office:value-type="float" office:value="122924" calcext:value-type="float">
            <text:p>1229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0833911739399" calcext:value-type="float">
            <text:p>0.990833911739399</text:p>
          </table:table-cell>
          <table:table-cell office:value-type="float" office:value="0.99186489212847" calcext:value-type="float">
            <text:p>0.99186489212847</text:p>
          </table:table-cell>
          <table:table-cell office:value-type="float" office:value="0.989819566891513" calcext:value-type="float">
            <text:p>0.989819566891513</text:p>
          </table:table-cell>
          <table:table-cell office:value-type="float" office:value="122924" calcext:value-type="float">
            <text:p>122924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121565" calcext:value-type="float">
            <text:p>121565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59" calcext:value-type="float">
            <text:p>359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=</text:p>
          </table:table-cell>
          <table:table-cell table:style-name="ce4"/>
          <table:table-cell table:style-name="ce4" office:value-type="float" office:value="0.414887570868556" calcext:value-type="float">
            <text:p>0.414887570868556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1"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FOREST</text:p>
          </table:table-cell>
          <table:table-cell table:style-name="ce1" office:value-type="string" calcext:value-type="string">
            <text:p>RADIUS=3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SAMPLING=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83640816326531" calcext:value-type="float">
            <text:p>0.983640816326531</text:p>
          </table:table-cell>
          <table:table-cell office:value-type="float" office:value="0.999701324129692" calcext:value-type="float">
            <text:p>0.999701324129692</text:p>
          </table:table-cell>
          <table:table-cell office:value-type="float" office:value="0.991606043648573" calcext:value-type="float">
            <text:p>0.991606043648573</text:p>
          </table:table-cell>
          <table:table-cell office:value-type="float" office:value="120532" calcext:value-type="float">
            <text:p>120532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915094339622642" calcext:value-type="float">
            <text:p>0.915094339622642</text:p>
          </table:table-cell>
          <table:table-cell office:value-type="float" office:value="0.162207357859532" calcext:value-type="float">
            <text:p>0.162207357859532</text:p>
          </table:table-cell>
          <table:table-cell office:value-type="float" office:value="0.275568181818182" calcext:value-type="float">
            <text:p>0.275568181818182</text:p>
          </table:table-cell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racy</text:p>
          </table:table-cell>
          <table:table-cell table:number-columns-repeated="3" office:value-type="float" office:value="0.983404379942078" calcext:value-type="float">
            <text:p>0.9834043799420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ro</text:p>
          </table:table-cell>
          <table:table-cell office:value-type="float" office:value="0.949367577974586" calcext:value-type="float">
            <text:p>0.949367577974586</text:p>
          </table:table-cell>
          <table:table-cell office:value-type="float" office:value="0.580954340994612" calcext:value-type="float">
            <text:p>0.580954340994612</text:p>
          </table:table-cell>
          <table:table-cell office:value-type="float" office:value="0.633587112733377" calcext:value-type="float">
            <text:p>0.633587112733377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ghted</text:p>
          </table:table-cell>
          <table:table-cell office:value-type="float" office:value="0.98230695823311" calcext:value-type="float">
            <text:p>0.98230695823311</text:p>
          </table:table-cell>
          <table:table-cell office:value-type="float" office:value="0.983404379942078" calcext:value-type="float">
            <text:p>0.983404379942078</text:p>
          </table:table-cell>
          <table:table-cell office:value-type="float" office:value="0.977672535419925" calcext:value-type="float">
            <text:p>0.977672535419925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120496" calcext:value-type="float">
            <text:p>120496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388" calcext:value-type="float">
            <text:p>388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=</text:p>
          </table:table-cell>
          <table:table-cell table:style-name="ce4"/>
          <table:table-cell table:style-name="ce4" office:value-type="float" office:value="0.27129808616836" calcext:value-type="float">
            <text:p>0.27129808616836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VC</text:p>
          </table:table-cell>
          <table:table-cell table:style-name="ce1" office:value-type="string" calcext:value-type="string">
            <text:p>LINEAR</text:p>
          </table:table-cell>
          <table:table-cell table:style-name="ce1" office:value-type="string" calcext:value-type="string">
            <text:p>RADIUS=3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SAMPLING=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1583673469388" calcext:value-type="float">
            <text:p>0.991583673469388</text:p>
          </table:table-cell>
          <table:table-cell office:value-type="float" office:value="0.999539189467188" calcext:value-type="float">
            <text:p>0.999539189467188</text:p>
          </table:table-cell>
          <table:table-cell office:value-type="float" office:value="0.99554553836697" calcext:value-type="float">
            <text:p>0.99554553836697</text:p>
          </table:table-cell>
          <table:table-cell office:value-type="float" office:value="121525" calcext:value-type="float">
            <text:p>121525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867924528301887" calcext:value-type="float">
            <text:p>0.867924528301887</text:p>
          </table:table-cell>
          <table:table-cell office:value-type="float" office:value="0.263045032165833" calcext:value-type="float">
            <text:p>0.263045032165833</text:p>
          </table:table-cell>
          <table:table-cell office:value-type="float" office:value="0.403730115194734" calcext:value-type="float">
            <text:p>0.403730115194734</text:p>
          </table:table-cell>
          <table:table-cell office:value-type="float" office:value="1399" calcext:value-type="float">
            <text:p>13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uracy</text:p>
          </table:table-cell>
          <table:table-cell table:number-columns-repeated="3" office:value-type="float" office:value="0.991157137743646" calcext:value-type="float">
            <text:p>0.9911571377436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cro</text:p>
          </table:table-cell>
          <table:table-cell office:value-type="float" office:value="0.929754100885637" calcext:value-type="float">
            <text:p>0.929754100885637</text:p>
          </table:table-cell>
          <table:table-cell office:value-type="float" office:value="0.63129211081651" calcext:value-type="float">
            <text:p>0.63129211081651</text:p>
          </table:table-cell>
          <table:table-cell office:value-type="float" office:value="0.699637826780852" calcext:value-type="float">
            <text:p>0.699637826780852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ighted</text:p>
          </table:table-cell>
          <table:table-cell office:value-type="float" office:value="0.990176306770539" calcext:value-type="float">
            <text:p>0.990176306770539</text:p>
          </table:table-cell>
          <table:table-cell office:value-type="float" office:value="0.991157137743646" calcext:value-type="float">
            <text:p>0.991157137743646</text:p>
          </table:table-cell>
          <table:table-cell office:value-type="float" office:value="0.98881007761872" calcext:value-type="float">
            <text:p>0.98881007761872</text:p>
          </table:table-cell>
          <table:table-cell office:value-type="float" office:value="122924" calcext:value-type="float">
            <text:p>122924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121469" calcext:value-type="float">
            <text:p>121469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Kappa</text:p>
          </table:table-cell>
          <table:table-cell table:style-name="ce4" office:value-type="string" calcext:value-type="string">
            <text:p>=</text:p>
          </table:table-cell>
          <table:table-cell table:style-name="ce4"/>
          <table:table-cell table:style-name="ce4" office:value-type="float" office:value="0.400556616051477" calcext:value-type="float">
            <text:p>0.4005566160514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9T01:17:21.021000000</dc:date>
    <meta:editing-duration>PT7M51S</meta:editing-duration>
    <meta:editing-cycles>1</meta:editing-cycles>
    <meta:document-statistic meta:table-count="1" meta:cell-count="263" meta:object-count="0"/>
    <meta:generator>Ultra_Office/6.2.3.2$Windows_x86 LibreOffice_project/</meta:generator>
  </office:meta>
</office:document-meta>
</file>